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126725"/>
    </style:style>
    <style:style style:name="P2" style:family="paragraph" style:parent-style-name="Text_20_body">
      <style:text-properties officeooo:paragraph-rsid="0012dda3"/>
    </style:style>
    <style:style style:name="P3" style:family="paragraph" style:parent-style-name="Standard">
      <style:text-properties officeooo:rsid="000a10d7" officeooo:paragraph-rsid="000a10d7"/>
    </style:style>
    <style:style style:name="P4" style:family="paragraph" style:parent-style-name="Standard">
      <style:text-properties officeooo:rsid="000a10d7" officeooo:paragraph-rsid="000b24e2"/>
    </style:style>
    <style:style style:name="P5" style:family="paragraph" style:parent-style-name="Standard">
      <style:text-properties officeooo:rsid="000a10d7" officeooo:paragraph-rsid="001369fe"/>
    </style:style>
    <style:style style:name="P6" style:family="paragraph" style:parent-style-name="Standard">
      <style:text-properties officeooo:rsid="0015acff" officeooo:paragraph-rsid="0015acff"/>
    </style:style>
    <style:style style:name="P7" style:family="paragraph" style:parent-style-name="Text_20_body">
      <style:text-properties fo:color="#808080" loext:opacity="100%" officeooo:rsid="0012dda3" officeooo:paragraph-rsid="0012dda3"/>
    </style:style>
    <style:style style:name="P8" style:family="paragraph" style:parent-style-name="Text_20_body">
      <style:text-properties fo:color="#808080" loext:opacity="100%" officeooo:paragraph-rsid="0012dda3"/>
    </style:style>
    <style:style style:name="P9" style:family="paragraph" style:parent-style-name="Text_20_body">
      <style:text-properties officeooo:rsid="001355cb" officeooo:paragraph-rsid="001355cb"/>
    </style:style>
    <style:style style:name="P10" style:family="paragraph" style:parent-style-name="Text_20_body">
      <style:text-properties style:text-underline-style="solid" style:text-underline-width="auto" style:text-underline-color="font-color" officeooo:paragraph-rsid="00126725"/>
    </style:style>
    <style:style style:name="P11" style:family="paragraph" style:parent-style-name="Text_20_body">
      <style:text-properties officeooo:paragraph-rsid="001ef25f"/>
    </style:style>
    <style:style style:name="P12" style:family="paragraph" style:parent-style-name="Heading_20_1">
      <style:text-properties officeooo:paragraph-rsid="00126725"/>
    </style:style>
    <style:style style:name="P13" style:family="paragraph" style:parent-style-name="Heading_20_3">
      <style:text-properties fo:color="#999999" loext:opacity="100%"/>
    </style:style>
    <style:style style:name="P14" style:family="paragraph" style:parent-style-name="Text_20_body">
      <style:text-properties officeooo:paragraph-rsid="00126725"/>
    </style:style>
    <style:style style:name="P15" style:family="paragraph" style:parent-style-name="Text_20_body">
      <style:text-properties officeooo:paragraph-rsid="0021ae93"/>
    </style:style>
    <style:style style:name="P16" style:family="paragraph">
      <style:paragraph-properties fo:text-align="center" style:writing-mode="lr-tb"/>
      <style:text-properties fo:font-size="7pt" style:font-size-asian="7pt" style:font-size-complex="7pt"/>
    </style:style>
    <style:style style:name="P17" style:family="paragraph">
      <loext:graphic-properties draw:fill-color="#ffffff"/>
      <style:paragraph-properties fo:text-align="center" style:writing-mode="lr-tb"/>
      <style:text-properties fo:font-size="7pt" style:font-size-asian="7pt" style:font-size-complex="7pt"/>
    </style:style>
    <style:style style:name="P18" style:family="paragraph">
      <loext:graphic-properties draw:fill-color="#3465a4"/>
      <style:paragraph-properties fo:text-align="center" style:writing-mode="lr-tb"/>
      <style:text-properties fo:font-size="7pt" style:font-size-asian="7pt" style:font-size-complex="7pt"/>
    </style:style>
    <style:style style:name="P19" style:family="paragraph">
      <style:text-properties fo:font-size="12pt"/>
    </style:style>
    <style:style style:name="P20" style:family="paragraph">
      <loext:graphic-properties draw:fill="none" draw:fill-color="#ffffff"/>
      <style:paragraph-properties style:writing-mode="lr-tb"/>
      <style:text-properties fo:font-size="7pt" style:font-size-asian="7pt" style:font-size-complex="7pt"/>
    </style:style>
    <style:style style:name="P21" style:family="paragraph">
      <loext:graphic-properties draw:fill-color="#2a6099"/>
      <style:paragraph-properties fo:text-align="center"/>
    </style:style>
    <style:style style:name="P22" style:family="paragraph">
      <loext:graphic-properties draw:fill="none" draw:fill-color="#ffffff"/>
      <style:paragraph-properties style:writing-mode="lr-tb"/>
    </style:style>
    <style:style style:name="P23" style:family="paragraph">
      <loext:graphic-properties draw:fill-color="#2a6099"/>
    </style:style>
    <style:style style:name="T1" style:family="text">
      <style:text-properties officeooo:rsid="000b24e2"/>
    </style:style>
    <style:style style:name="T2" style:family="text">
      <style:text-properties officeooo:rsid="000b25dc"/>
    </style:style>
    <style:style style:name="T3" style:family="text">
      <style:text-properties officeooo:rsid="000c2761"/>
    </style:style>
    <style:style style:name="T4" style:family="text">
      <style:text-properties officeooo:rsid="000de5a9"/>
    </style:style>
    <style:style style:name="T5" style:family="text">
      <style:text-properties officeooo:rsid="000eb68b"/>
    </style:style>
    <style:style style:name="T6" style:family="text">
      <style:text-properties officeooo:rsid="0010621b"/>
    </style:style>
    <style:style style:name="T7" style:family="text">
      <style:text-properties officeooo:rsid="0011f394"/>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11f394"/>
    </style:style>
    <style:style style:name="T10" style:family="text">
      <style:text-properties style:text-underline-style="solid" style:text-underline-width="auto" style:text-underline-color="font-color" officeooo:rsid="000eb68b"/>
    </style:style>
    <style:style style:name="T11" style:family="text">
      <style:text-properties style:text-underline-style="solid" style:text-underline-width="auto" style:text-underline-color="font-color" officeooo:rsid="0010621b"/>
    </style:style>
    <style:style style:name="T12" style:family="text">
      <style:text-properties style:text-underline-style="solid" style:text-underline-width="auto" style:text-underline-color="font-color" officeooo:rsid="000c2761"/>
    </style:style>
    <style:style style:name="T13" style:family="text">
      <style:text-properties fo:font-style="italic" style:font-style-asian="italic" style:font-style-complex="italic"/>
    </style:style>
    <style:style style:name="T14" style:family="text">
      <style:text-properties fo:font-style="italic" officeooo:rsid="0010621b" style:font-style-asian="italic" style:font-style-complex="italic"/>
    </style:style>
    <style:style style:name="T15" style:family="text">
      <style:text-properties fo:font-style="italic" officeooo:rsid="0011f394" style:font-style-asian="italic" style:font-style-complex="italic"/>
    </style:style>
    <style:style style:name="T16" style:family="text">
      <style:text-properties fo:font-style="italic" style:text-underline-style="solid" style:text-underline-width="auto" style:text-underline-color="font-color" style:font-style-asian="italic" style:font-style-complex="italic"/>
    </style:style>
    <style:style style:name="T17" style:family="text">
      <style:text-properties officeooo:rsid="00126725"/>
    </style:style>
    <style:style style:name="T18" style:family="text">
      <style:text-properties fo:font-size="9pt" style:font-size-asian="9pt" style:font-size-complex="9pt"/>
    </style:style>
    <style:style style:name="T19" style:family="text">
      <style:text-properties fo:font-size="9pt" officeooo:rsid="0010621b" style:font-size-asian="9pt" style:font-size-complex="9pt"/>
    </style:style>
    <style:style style:name="T20" style:family="text">
      <style:text-properties fo:font-size="9pt" officeooo:rsid="00126725" style:font-size-asian="9pt" style:font-size-complex="9pt"/>
    </style:style>
    <style:style style:name="T21" style:family="text">
      <style:text-properties fo:font-size="9pt" officeooo:rsid="0012dda3" style:font-size-asian="9pt" style:font-size-complex="9pt"/>
    </style:style>
    <style:style style:name="T22" style:family="text">
      <style:text-properties fo:font-size="9pt" officeooo:rsid="0011f394" style:font-size-asian="9pt" style:font-size-complex="9pt"/>
    </style:style>
    <style:style style:name="T23" style:family="text">
      <style:text-properties fo:font-size="9pt" officeooo:rsid="001d83a1" style:font-size-asian="9pt" style:font-size-complex="9pt"/>
    </style:style>
    <style:style style:name="T24" style:family="text">
      <style:text-properties fo:font-size="9pt" officeooo:rsid="001ef25f" style:font-size-asian="9pt" style:font-size-complex="9pt"/>
    </style:style>
    <style:style style:name="T25" style:family="text">
      <style:text-properties officeooo:rsid="0012dda3"/>
    </style:style>
    <style:style style:name="T26" style:family="text">
      <style:text-properties fo:color="#808080" loext:opacity="100%"/>
    </style:style>
    <style:style style:name="T27" style:family="text">
      <style:text-properties fo:color="#808080" loext:opacity="100%" officeooo:rsid="0012dda3"/>
    </style:style>
    <style:style style:name="T28" style:family="text">
      <style:text-properties fo:color="#808080" loext:opacity="100%" fo:font-size="9pt" style:font-size-asian="9pt" style:font-size-complex="9pt"/>
    </style:style>
    <style:style style:name="T29" style:family="text">
      <style:text-properties fo:color="#808080" loext:opacity="100%" fo:font-size="9pt" officeooo:rsid="0010621b" style:font-size-asian="9pt" style:font-size-complex="9pt"/>
    </style:style>
    <style:style style:name="T30" style:family="text">
      <style:text-properties fo:color="#808080" loext:opacity="100%" fo:font-size="9pt" officeooo:rsid="00126725" style:font-size-asian="9pt" style:font-size-complex="9pt"/>
    </style:style>
    <style:style style:name="T31" style:family="text">
      <style:text-properties fo:color="#808080" loext:opacity="100%" fo:font-size="9pt" officeooo:rsid="0012dda3" style:font-size-asian="9pt" style:font-size-complex="9pt"/>
    </style:style>
    <style:style style:name="T32" style:family="text">
      <style:text-properties fo:color="#808080" loext:opacity="100%" fo:font-size="9pt" officeooo:rsid="0011f394" style:font-size-asian="9pt" style:font-size-complex="9pt"/>
    </style:style>
    <style:style style:name="T33" style:family="text">
      <style:text-properties fo:color="#808080" loext:opacity="100%" officeooo:rsid="000eb68b"/>
    </style:style>
    <style:style style:name="T34" style:family="text">
      <style:text-properties fo:color="#808080" loext:opacity="100%" officeooo:rsid="000a10d7"/>
    </style:style>
    <style:style style:name="T35" style:family="text">
      <style:text-properties officeooo:rsid="001369fe"/>
    </style:style>
    <style:style style:name="T36" style:family="text">
      <style:text-properties fo:color="#000000" loext:opacity="100%" officeooo:rsid="000c2761"/>
    </style:style>
    <style:style style:name="T37" style:family="text">
      <style:text-properties officeooo:rsid="0021ae93"/>
    </style:style>
    <style:style style:name="T38" style:family="text">
      <style:text-properties fo:font-weight="bold" style:font-weight-asian="bold" style:font-weight-complex="bold"/>
    </style:style>
    <style:style style:name="T39" style:family="text">
      <style:text-properties fo:font-weight="bold" officeooo:rsid="0021ae93" style:font-weight-asian="bold" style:font-weight-complex="bold"/>
    </style:style>
    <style:style style:name="T40" style:family="text">
      <style:text-properties officeooo:rsid="00231061"/>
    </style:style>
    <style:style style:name="T41" style:family="text">
      <style:text-properties officeooo:rsid="002361ac"/>
    </style:style>
    <style:style style:name="T42" style:family="text">
      <style:text-properties fo:font-size="7pt" style:font-size-asian="7pt" style:font-size-complex="7pt"/>
    </style:style>
    <style:style style:name="T43" style:family="text">
      <style:text-properties fo:font-size="7pt" style:text-underline-style="solid" style:text-underline-width="auto" style:text-underline-color="font-color" style:font-size-asian="7pt" style:font-size-complex="7pt"/>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gr1" style:family="graphic">
      <style:graphic-properties draw:fill-color="#ffffff" draw:textarea-horizontal-align="justify" draw:textarea-vertical-align="middle" draw:auto-grow-height="false" fo:min-height="0.658cm" fo:min-width="1.115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3465a4" draw:textarea-horizontal-align="justify" draw:textarea-vertical-align="middle" draw:auto-grow-height="false" fo:min-height="1.27cm" fo:min-width="2.522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horizontal-align="justify" draw:textarea-vertical-align="middle" draw:auto-grow-height="false" fo:min-height="3.276cm" fo:min-width="3.519cm"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101cm" draw:marker-start="Arrowheads_20_4" draw:marker-start-width="0.503cm" draw:marker-end="Arrowheads_20_1" draw:marker-end-width="0.503cm" draw:fill-color="#2a609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1.0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101cm" draw:marker-start-width="0.503cm" draw:marker-end="Arrowheads_20_1" draw:marker-end-width="0.503cm" draw:fill-color="#2a609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0.5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color="#3465a4" draw:textarea-horizontal-align="justify" draw:textarea-vertical-align="middle" draw:auto-grow-height="false" fo:min-height="1.27cm" fo:min-width="2.469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textarea-horizontal-align="justify" draw:textarea-vertical-align="middle" draw:auto-grow-height="false" fo:min-height="3.272cm" fo:min-width="3.515cm" style:run-through="foreground"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0.5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fill-color="#2a6099" draw:textarea-horizontal-align="justify" draw:textarea-vertical-align="middle" draw:auto-grow-height="false" fo:min-height="0.43cm" fo:min-width="3.7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lueClip</text:p>
      <text:p text:style-name="P3"/>
      <text:h text:style-name="Heading_20_1" text:outline-level="1">Introduction</text:h>
      <text:p text:style-name="P5"><text:span text:style-name="T1">Blueclip is a p</text:span>rogram to synchronise clipboards over bluetooth. <text:span text:style-name="T1">When the clipboard changes on one computer the change is sent to the clipboard on the other computer. Sending can be manual or automatic – if set to automatic the programs can be left running in the background and synchronisation will happen with no further user action. </text:span></text:p>
      <text:p text:style-name="P5"/>
      <text:p text:style-name="P5"><text:span text:style-name="T1">Multiple pairings can be set up but only one is chosen as the active one at any given time. </text:span><text:span text:style-name="T35">A typical setup would be a one-to-many arrangement with the central device choosing which target to send to, one at a time.</text:span></text:p>
      <text:p text:style-name="P5"/>
      <text:p text:style-name="P6">Large buttons are displayed for easy accessibility and for people who use eyegaze control.</text:p>
      <text:p text:style-name="P4"/>
      <text:p text:style-name="P4"><text:span text:style-name="T35">Why bluetooth sync? </text:span>There are many utilities to sync clipboards over <text:span text:style-name="T2">local area </text:span>network<text:span text:style-name="T2">s</text:span> but these suffer from a number of disadvantages. <text:span text:style-name="T1">If </text:span><text:span text:style-name="T2">devices are</text:span><text:span text:style-name="T1"> on different </text:span><text:span text:style-name="T2">sub</text:span><text:span text:style-name="T1">nets </text:span><text:span text:style-name="T2">(e.g. one wired and one wireless) </text:span><text:span text:style-name="T1">it can be hard to </text:span><text:span text:style-name="T2">c</text:span><text:span text:style-name="T1">onfigure connections through firewalls &amp; routers. Cloud based commercial solutions introduce other problems </text:span><text:span text:style-name="T2">or can be</text:span><text:span text:style-name="T1"> too complex as they add other functionality. <text:s/></text:span><text:span text:style-name="T2">The Windows operating system has a built-in clipboard sync feature but this requires signing into a Microsoft Account which isn’t always desirable and not possible on some kiosk-style devices. </text:span><text:span text:style-name="T35">Bluetooth allows repeatable local fixed connections to be pre-configured which are independent of internet connectivity and not tied to network login accounts etc.</text:span></text:p>
      <text:h text:style-name="Heading_20_1" text:outline-level="1">Installation</text:h>
      <text:p text:style-name="Text_20_body">Copy <text:span text:style-name="T3">all th</text:span>e <text:span text:style-name="T3">files to a suitable location (e.g.</text:span><text:span text:style-name="T36"> c:/program </text:span><text:span text:style-name="T3">files/BlueClip/) and create a shortcut for the .exe file if desired. </text:span>Blueclip runs from any <text:span text:style-name="T3">location but keep all its files together in one folder</text:span>.</text:p>
      <text:h text:style-name="P12" text:outline-level="1">Configuration </text:h>
      <text:p text:style-name="P1"><text:span text:style-name="T37">1. </text:span>Create a Bluetooth pairing between your devices in the normal way</text:p>
      <text:p text:style-name="P15"><text:span text:style-name="T37">2. </text:span><text:span text:style-name="T4">S</text:span><text:span text:style-name="T3">etup bluetooth serial connections. </text:span><text:span text:style-name="T37">Note:</text:span><text:span text:style-name="T3"> </text:span><text:span text:style-name="T37">One machine is setup with an </text:span><text:span text:style-name="T39">incoming</text:span><text:span text:style-name="T37"> serial port which waits for a connection. The other machine is setup with an </text:span><text:span text:style-name="T39">outgoing</text:span><text:span text:style-name="T37"> serial port that calls the incoming port on the first machine.</text:span></text:p>
      <text:p text:style-name="P15"><text:span text:style-name="T37">3. E</text:span><text:span text:style-name="T3">dit the .</text:span><text:span text:style-name="T40">ini</text:span><text:span text:style-name="T3"> file</text:span><text:span text:style-name="T37">s</text:span><text:span text:style-name="T3"> on each machine </text:span><text:span text:style-name="T37">to tell BlueClip which ports to use.</text:span></text:p>
      <text:p text:style-name="P10"><draw:frame draw:style-name="fr1" draw:name="Frame1" text:anchor-type="paragraph" svg:x="-0.249cm" svg:y="0.31cm" svg:width="16.972cm" draw:z-index="0"><draw:text-box fo:min-height="7.02cm"><text:p text:style-name="Frame_20_contents"><draw:custom-shape text:anchor-type="paragraph" draw:z-index="3" draw:name="Shape 1" draw:style-name="gr10" svg:width="3.516cm" svg:height="3.273cm" svg:x="1.259cm" svg:y="2.235cm"><text:p/><draw:enhanced-geometry svg:viewBox="0 0 21600 21600" draw:type="rectangle" draw:enhanced-path="M 0 0 L 21600 0 21600 21600 0 21600 0 0 Z N"/></draw:custom-shape><draw:custom-shape text:anchor-type="paragraph" draw:z-index="5" draw:name="Shape 5" draw:style-name="gr1" draw:text-style-name="P17" svg:width="1.114cm" svg:height="0.819cm" svg:x="1.416cm" svg:y="4.237cm"><text:p text:style-name="P16"><text:span text:style-name="T42">Clipboard</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 draw:name="Shape 2" draw:style-name="gr9" draw:text-style-name="P18" svg:width="2.47cm" svg:height="1.271cm" svg:x="2.096cm" svg:y="2.392cm"><text:p text:style-name="P16"><text:span text:style-name="T42">Bluetooth</text:span></text:p><text:p text:style-name="P16"><text:span text:style-name="T42">Outgoing Port </text:span></text:p><text:p text:style-name="P16"><text:span text:style-name="T42">For Machine1:Com3</text:span></text:p><text:p text:style-name="P16"><text:span text:style-name="T42">e.g. Com6</text:span></text:p><draw:enhanced-geometry svg:viewBox="0 0 21600 21600" draw:mirror-horizontal="false" draw:mirror-vertical="false" draw:type="rectangle" draw:enhanced-path="M 0 0 L 21600 0 21600 21600 0 21600 0 0 Z N"/></draw:custom-shape><draw:custom-shape text:anchor-type="paragraph" draw:z-index="8" draw:name="Shape 6" draw:style-name="gr3" draw:text-style-name="P19" svg:width="3.52cm" svg:height="3.276cm" svg:x="9.947cm" svg:y="2.235cm"><text:p/><draw:enhanced-geometry svg:viewBox="0 0 21600 21600" draw:type="rectangle" draw:enhanced-path="M 0 0 L 21600 0 21600 21600 0 21600 0 0 Z N"/></draw:custom-shape><draw:custom-shape text:anchor-type="paragraph" draw:z-index="9" draw:name="Shape 7" draw:style-name="gr2" draw:text-style-name="P18" svg:width="2.523cm" svg:height="1.271cm" svg:x="10.104cm" svg:y="2.496cm"><text:p text:style-name="P16"><text:span text:style-name="T42"/></text:p><text:p text:style-name="P16"><text:span text:style-name="T42">Bluetooth</text:span></text:p><text:p text:style-name="P16"><text:span text:style-name="T42">Incoming Port</text:span></text:p><text:p text:style-name="P16"><text:span text:style-name="T42">e.g. Com3</text:span></text:p><text:p text:style-name="P16"><text:span text:style-name="T42"/></text:p><draw:enhanced-geometry svg:viewBox="0 0 21600 21600" draw:mirror-horizontal="false" draw:mirror-vertical="false" draw:type="rectangle" draw:enhanced-path="M 0 0 L 21600 0 21600 21600 0 21600 0 0 Z N"/></draw:custom-shape><draw:custom-shape text:anchor-type="paragraph" draw:z-index="11" draw:name="Shape 9" draw:style-name="gr1" draw:text-style-name="P17" svg:width="1.114cm" svg:height="0.819cm" svg:x="12.035cm" svg:y="4.219cm"><text:p text:style-name="P16"><text:span text:style-name="T42">Clipboard</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17" draw:name="Shape 11" draw:style-name="gr3" draw:text-style-name="P19" svg:width="3.52cm" svg:height="3.276cm" svg:x="9.947cm" svg:y="2.235cm"><text:p/><draw:enhanced-geometry svg:viewBox="0 0 21600 21600" draw:type="rectangle" draw:enhanced-path="M 0 0 L 21600 0 21600 21600 0 21600 0 0 Z N"/></draw:custom-shape><draw:custom-shape text:anchor-type="paragraph" draw:z-index="18" draw:name="Shape 12" draw:style-name="gr2" draw:text-style-name="P18" svg:width="2.523cm" svg:height="1.271cm" svg:x="10.104cm" svg:y="2.496cm"><text:p text:style-name="P16"><text:span text:style-name="T42"/></text:p><text:p text:style-name="P16"><text:span text:style-name="T42">Bluetooth</text:span></text:p><text:p text:style-name="P16"><text:span text:style-name="T42">Incoming Port</text:span></text:p><text:p text:style-name="P16"><text:span text:style-name="T42">e.g. Com3</text:span></text:p><text:p text:style-name="P16"><text:span text:style-name="T42"/></text:p><draw:enhanced-geometry svg:viewBox="0 0 21600 21600" draw:mirror-horizontal="false" draw:mirror-vertical="false" draw:type="rectangle" draw:enhanced-path="M 0 0 L 21600 0 21600 21600 0 21600 0 0 Z N"/></draw:custom-shape><draw:custom-shape text:anchor-type="paragraph" draw:z-index="19" draw:name="Shape 13" draw:style-name="gr1" draw:text-style-name="P17" svg:width="1.114cm" svg:height="0.819cm" svg:x="12.035cm" svg:y="4.219cm"><text:p text:style-name="P16"><text:span text:style-name="T42">Clipboard</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1" draw:name="Shape 3" draw:style-name="gr12" draw:text-style-name="P23" svg:width="4.702cm" svg:height="0.858cm" svg:x="4.985cm" svg:y="1.065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2" draw:name="Text Frame 1" draw:style-name="gr11" draw:text-style-name="P22" svg:width="3.098cm" svg:height="0.574cm" svg:x="5.907cm" svg:y="1.261cm"><draw:text-box><text:p>Bluetooth Pairing</text:p></draw:text-box></draw:frame><draw:line text:anchor-type="paragraph" draw:z-index="10" draw:name="Horizontal line 1" draw:style-name="gr7" draw:text-style-name="P21" svg:x1="4.565cm" svg:y1="3.066cm" svg:x2="10.082cm" svg:y2="3.089cm"><text:p/></draw:line><draw:frame text:anchor-type="paragraph" draw:z-index="6" draw:name="Text Frame 2" draw:style-name="gr8" draw:text-style-name="P22" svg:width="2.403cm" svg:height="0.576cm" svg:x="1.207cm" svg:y="1.66cm"><draw:text-box><text:p>Machine 2</text:p></draw:text-box></draw:frame><draw:frame text:anchor-type="paragraph" draw:z-index="7" draw:name="Text Frame 3" draw:style-name="gr8" draw:text-style-name="P22" svg:width="2.403cm" svg:height="0.576cm" svg:x="11.372cm" svg:y="1.66cm"><draw:text-box><text:p>Machine 1</text:p></draw:text-box></draw:frame><draw:frame text:anchor-type="paragraph" draw:z-index="12" draw:name="Text Frame 4" draw:style-name="gr4" draw:text-style-name="P20" svg:width="3.934cm" svg:height="0.571cm" svg:x="5.438cm" svg:y="4.12cm"><draw:text-box><text:p><text:span text:style-name="T42">Blueclip bi-directional </text:span><text:span text:style-name="T42">clipboard sync</text:span></text:p></draw:text-box></draw:frame><draw:frame text:anchor-type="paragraph" draw:z-index="13" draw:name="Text Frame 6" draw:style-name="gr6" draw:text-style-name="P20" svg:width="3.394cm" svg:height="1.013cm" svg:x="9.98cm" svg:y="5.625cm"><draw:text-box><text:p><text:span text:style-name="T43">BLUECLIP.INI</text:span></text:p><text:p><text:span text:style-name="T42">hostname=Machine1</text:span></text:p><text:p><text:span text:style-name="T42">ports = <text:s text:c="2"/>com3 </text:span><text:span text:style-name="T42">“Listening”</text:span></text:p></draw:text-box></draw:frame><draw:frame text:anchor-type="paragraph" draw:z-index="14" draw:name="Text Frame 7" draw:style-name="gr6" draw:text-style-name="P20" svg:width="3.483cm" svg:height="1.013cm" svg:x="1.259cm" svg:y="5.507cm"><draw:text-box><text:p><text:span text:style-name="T43">BLUECLIP.INI</text:span></text:p><text:p><text:span text:style-name="T42">hostname=Machine2</text:span></text:p><text:p><text:span text:style-name="T42">ports = <text:s/>com6 </text:span><text:span text:style-name="T42">“Machine1”</text:span></text:p></draw:text-box></draw:frame><draw:line text:anchor-type="paragraph" draw:z-index="15" draw:name="Horizontal line 2" draw:style-name="gr5" draw:text-style-name="P21" svg:x1="2.529cm" svg:y1="4.512cm" svg:x2="12.035cm" svg:y2="4.568cm"><text:p/></draw:line><draw:frame text:anchor-type="paragraph" draw:z-index="16" draw:name="Text Frame 5" draw:style-name="gr4" draw:text-style-name="P20" svg:width="3.883cm" svg:height="0.571cm" svg:x="5.297cm" svg:y="2.635cm"><draw:text-box><text:p><text:span text:style-name="T42">Bluetooth virtual serial </text:span><text:span text:style-name="T42">port connection</text:span></text:p></draw:text-box></draw:frame></text:p></draw:text-box></draw:frame></text:p>
      <text:p text:style-name="P10"/>
      <text:p text:style-name="P10"/>
      <text:p text:style-name="P1"><text:span text:style-name="T8"/></text:p>
      <text:p text:style-name="P1"><text:span text:style-name="T8"/></text:p>
      <text:p text:style-name="P1"><text:span text:style-name="T8"/></text:p>
      <text:h text:style-name="Heading_20_3" text:outline-level="3"><text:soft-page-break/>Windows 10</text:h>
      <text:p text:style-name="P1"><text:span text:style-name="T8">On </text:span><text:span text:style-name="T10">Machine</text:span><text:span text:style-name="T8"> #1: </text:span><text:s text:c="2"/>[This machine becomes <text:span text:style-name="T5">a</text:span> <text:span text:style-name="T5">Listener</text:span> waiting for connection<text:span text:style-name="T5">]</text:span></text:p>
      <text:p text:style-name="Text_20_body"><text:tab/>Bluetooth Settings|More Bluetooth Options--&gt;comm ports tab: ADD, <text:span text:style-name="T38">Incoming connection</text:span></text:p>
      <text:p text:style-name="Text_20_body"><text:tab/>Take note of virtual comm port number<text:span text:style-name="T5">.</text:span></text:p>
      <text:p text:style-name="Text_20_body"><text:tab/><text:span text:style-name="T6">E</text:span><text:span text:style-name="T5">dit BlueClip.ini </text:span><text:span text:style-name="T6">and set the hostname, port and other options as desired.</text:span></text:p>
      <text:p text:style-name="P1"><text:tab/><text:span text:style-name="T13">(N.B. ports entry can be multiline but typically the listener will only have one line.</text:span>)</text:p>
      <text:p text:style-name="P11"><text:span text:style-name="T6"><text:tab/></text:span><text:span text:style-name="T19">e.g<text:tab/></text:span><text:span text:style-name="Source_20_Text"><text:span text:style-name="T24">[DEFAULT]</text:span></text:span></text:p>
      <text:p text:style-name="P11"><text:span text:style-name="Source_20_Text"><text:span text:style-name="T19"><text:tab/><text:tab/></text:span></text:span><text:span text:style-name="Source_20_Text"><text:span text:style-name="T20">h</text:span></text:span><text:span text:style-name="Source_20_Text"><text:span text:style-name="T19">ostname = Machine1 <text:s text:c="3"/><text:tab/>←the</text:span></text:span><text:span text:style-name="Source_20_Text"><text:span text:style-name="T20"> name of this machine</text:span></text:span></text:p>
      <text:p text:style-name="P1"><text:span text:style-name="Source_20_Text"><text:span text:style-name="T18"><text:tab/><text:tab/>autopaste = 1</text:span></text:span></text:p>
      <text:p text:style-name="P11"><text:span text:style-name="Source_20_Text"><text:span text:style-name="T24"><text:tab/><text:tab/>[PORTS]</text:span></text:span></text:p>
      <text:p text:style-name="P1"><text:span text:style-name="Source_20_Text"><text:span text:style-name="T19"><text:tab/><text:tab/>ports=</text:span></text:span></text:p>
      <text:p text:style-name="P1"><text:span text:style-name="Source_20_Text"><text:span text:style-name="T19"><text:tab/><text:tab/><text:tab/>com3 “LISTENING”<text:tab/>←the</text:span></text:span><text:span text:style-name="Source_20_Text"><text:span text:style-name="T20"> port this machine is listening on</text:span></text:span></text:p>
      <text:p text:style-name="Text_20_body"><text:span text:style-name="T11">On</text:span><text:span text:style-name="T12"> </text:span><text:span text:style-name="T10">Machine </text:span><text:span text:style-name="T12">#2:</text:span><text:span text:style-name="T3"> <text:s/>[This machine becomes the </text:span><text:span text:style-name="T5">Caller</text:span><text:span text:style-name="T3"> </text:span><text:span text:style-name="T5">that calls the Listener]</text:span></text:p>
      <text:p text:style-name="P1"><text:tab/>Bluetooth Settings|More Bluetooth Options--&gt;comm ports tab: ADD, <text:span text:style-name="T38">Outgoing connection</text:span>, <text:tab/>Browse to target = <text:span text:style-name="T5">M</text:span>achine #1 <text:span text:style-name="T7">Port </text:span><text:span text:style-name="T41">created above</text:span><text:span text:style-name="T7"><text:tab/> </text:span><text:span text:style-name="Source_20_Text"><text:span text:style-name="T6">←</text:span></text:span><text:span text:style-name="Source_20_Text"><text:span text:style-name="T20">the target machine &amp; it’s port</text:span></text:span></text:p>
      <text:p text:style-name="Text_20_body"><text:tab/>Take note of <text:span text:style-name="T17">new </text:span>virtual comm port number <text:span text:style-name="T9">just created</text:span><text:span text:style-name="T7"> (this might be different to <text:tab/>Machine#1’s port)</text:span><text:span text:style-name="T5">.</text:span></text:p>
      <text:p text:style-name="Text_20_body"><text:tab/><text:span text:style-name="T6">E</text:span><text:span text:style-name="T5">dit BlueClip.ini </text:span><text:span text:style-name="T6">and set the hostname, port and other options as desired.</text:span></text:p>
      <text:p text:style-name="Text_20_body"><text:span text:style-name="T6"><text:tab/></text:span><text:span text:style-name="T14">(Note the ports entry can be multiline </text:span><text:span text:style-name="T15">as this machine can call multiple Listeners</text:span><text:span text:style-name="T14">. </text:span><text:span text:style-name="T15">Each line <text:tab/>has the outgoing port just created on this machine but the name is the name of the target <text:tab/>machine it connects to</text:span><text:span text:style-name="T14">).</text:span></text:p>
      <text:p text:style-name="P11"><text:tab/><text:span text:style-name="T19">e.g. <text:tab/></text:span><text:span text:style-name="Source_20_Text"><text:span text:style-name="T24">[DEFAULT]</text:span></text:span></text:p>
      <text:p text:style-name="P11"><text:span text:style-name="Source_20_Text"><text:span text:style-name="T19"><text:tab/><text:tab/>hostname = Machine</text:span></text:span><text:span text:style-name="Source_20_Text"><text:span text:style-name="T22">2<text:tab/><text:tab/></text:span></text:span><text:span text:style-name="Source_20_Text"><text:span text:style-name="T19">←the</text:span></text:span><text:span text:style-name="Source_20_Text"><text:span text:style-name="T20"> name of this machine</text:span></text:span></text:p>
      <text:p text:style-name="P2"><text:span text:style-name="Source_20_Text"><text:span text:style-name="T18"><text:tab/><text:tab/>autopaste = 1<text:tab/><text:tab/><text:tab/></text:span></text:span><text:span text:style-name="Source_20_Text"><text:span text:style-name="T19">←</text:span></text:span><text:span text:style-name="Source_20_Text"><text:span text:style-name="T21">auto sync whenever clipboard changes</text:span></text:span></text:p>
      <text:p text:style-name="P2"><text:span text:style-name="Source_20_Text"><text:span text:style-name="T18"><text:tab/><text:tab/>autominimise=1<text:tab/><text:tab/><text:tab/></text:span></text:span><text:span text:style-name="Source_20_Text"><text:span text:style-name="T19">←</text:span></text:span><text:span text:style-name="Source_20_Text"><text:span text:style-name="T21">auto minimise BlueClip once connected</text:span></text:span></text:p>
      <text:p text:style-name="P11"><text:span text:style-name="Source_20_Text"><text:span text:style-name="T18"><text:tab/><text:tab/></text:span></text:span><text:span text:style-name="Source_20_Text"><text:span text:style-name="T24">[PORTS]</text:span></text:span></text:p>
      <text:p text:style-name="P11"><text:span text:style-name="Source_20_Text"><text:span text:style-name="T19"><text:tab/><text:tab/>ports=</text:span></text:span></text:p>
      <text:p text:style-name="P1"><text:span text:style-name="Source_20_Text"><text:span text:style-name="T18"><text:tab/><text:tab/><text:tab/></text:span></text:span><text:span text:style-name="Source_20_Text"><text:span text:style-name="T19">com</text:span></text:span><text:span text:style-name="Source_20_Text"><text:span text:style-name="T22">6</text:span></text:span><text:span text:style-name="Source_20_Text"><text:span text:style-name="T19"> “</text:span></text:span><text:span text:style-name="Source_20_Text"><text:span text:style-name="T22">Machine1</text:span></text:span><text:span text:style-name="Source_20_Text"><text:span text:style-name="T19">”<text:tab/>←</text:span></text:span><text:span text:style-name="Source_20_Text"><text:span text:style-name="T23">list of </text:span></text:span><text:span text:style-name="Source_20_Text"><text:span text:style-name="T19">th</text:span></text:span><text:span text:style-name="Source_20_Text"><text:span text:style-name="T20">is machine’s ports and names</text:span></text:span></text:p>
      <text:p text:style-name="P1"><text:span text:style-name="Source_20_Text"><text:span text:style-name="T18"><text:tab/><text:tab/><text:tab/></text:span></text:span><text:span text:style-name="Source_20_Text"><text:span text:style-name="T22">com7 “Machine3” </text:span></text:span><text:span text:style-name="Source_20_Text"><text:span text:style-name="T20"><text:s/><text:tab/> of the targets they connect to</text:span></text:span><text:span text:style-name="Source_20_Text"><text:span text:style-name="T22"> </text:span></text:span></text:p>
      <text:h text:style-name="P13" text:outline-level="3"/>
      <text:h text:style-name="P13" text:outline-level="3">Linux</text:h>
      <text:p text:style-name="P7">Bluetooth pair the devices in the normal way.</text:p>
      <text:p text:style-name="P8">&gt;hcitool scan <text:s text:c="2"/>//scan bluetooth neighbourhood for devices to get machine #1's MAC (once for info)</text:p>
      <text:p text:style-name="P8">&gt;sdptool browse xx:xx:xx:xx:xx:xx <text:s text:c="2"/>//scan #1 services and note RFCOMM Channel Number under the Serial Port Service. (once for info but needs Bl<text:span text:style-name="T25">u</text:span>eClip running on #1)</text:p>
      <text:p text:style-name="P8"><text:soft-page-break/>&gt;sudo rfcomm connect /dev/rfcomm0 xx.xx.xx.xx.xx.xx &lt;channelnumber&gt; <text:s text:c="2"/>//Will need to do this each time #1 is restarted </text:p>
      <text:p text:style-name="P8">To run a server on Linux</text:p>
      <text:p text:style-name="P7">Edit ini files, syntax for ports line is <text:s/>/dev/rfcomm0</text:p>
      <text:p text:style-name="P2"><text:span text:style-name="Source_20_Text"><text:span text:style-name="T26"><text:tab/><text:tab/></text:span></text:span><text:span text:style-name="Source_20_Text"><text:span text:style-name="T29">ports=</text:span></text:span></text:p>
      <text:p text:style-name="P2"><text:span text:style-name="Source_20_Text"><text:span text:style-name="T28"><text:tab/><text:tab/><text:tab/></text:span></text:span><text:span text:style-name="Source_20_Text"><text:span text:style-name="T31">/dev/rfcomm0</text:span></text:span><text:span text:style-name="Source_20_Text"><text:span text:style-name="T29"> “</text:span></text:span><text:span text:style-name="Source_20_Text"><text:span text:style-name="T32">Machine1</text:span></text:span><text:span text:style-name="Source_20_Text"><text:span text:style-name="T29">”<text:tab/>←th</text:span></text:span><text:span text:style-name="Source_20_Text"><text:span text:style-name="T30">is machine’s ports and the names</text:span></text:span></text:p>
      <text:p text:style-name="P2"><text:span text:style-name="Source_20_Text"><text:span text:style-name="T28"><text:tab/><text:tab/><text:tab/></text:span></text:span><text:span text:style-name="Source_20_Text"><text:span text:style-name="T31">/dev/rfcomm1</text:span></text:span><text:span text:style-name="Source_20_Text"><text:span text:style-name="T32"> “Machine3” </text:span></text:span><text:span text:style-name="Source_20_Text"><text:span text:style-name="T30"><text:s text:c="2"/>of the targets they connect to</text:span></text:span><text:span text:style-name="Source_20_Text"><text:span text:style-name="T32"> </text:span></text:span></text:p>
      <text:p text:style-name="P8">#1&gt;sudo rfcomm watch /dev/rfcomm1 <text:s/></text:p>
      <text:p text:style-name="P8">#2&gt;sudo rfcomm connect /dev/rfcomm0 xx.xx.xx.xx.xx.xx</text:p>
      <text:p text:style-name="P8">#1 run Blueclip</text:p>
      <text:p text:style-name="P8">#2 run Blueclip</text:p>
      <text:h text:style-name="Heading_20_1" text:outline-level="1">Usage</text:h>
      <text:p text:style-name="P9">Launch BlueClip.exe and it will keep trying to connect to the other machine. Once blueclip is launched on the other machine they will automatically connect. </text:p>
      <text:p text:style-name="P9">If multiple machines are configured then clicking on change connection will try and connect ot the next target. It will remember this new target and try and reconnect next time it’s launched.</text:p>
      <text:p text:style-name="P9">If the connection is interupted blueClip will keep trying to reconnect.</text:p>
      <text:p text:style-name="P9">Once connected if autominimise is enabled in the .INI file the app will minimise. </text:p>
      <text:p text:style-name="P9">If autopaste is enabled then every time the clipboard changes it will be synchronised to the other machine. <text:span text:style-name="T13">N.B. If for some reason the synchronisation doesn’t complete then repeating the same Copy again and again will not succeed. You will need to Copy something </text:span><text:span text:style-name="T16">different</text:span><text:span text:style-name="T13"> to trigger another sync, and then go back and try and Copy the thing you originally wanted.</text:span></text:p>
      <text:p text:style-name="P9">If autopaste is disabled synchronisation only occurs when you click “Paste Now” (=paste to the other machine’s clipboard).</text:p>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marker draw:name="Arrowheads_20_1" draw:display-name="Arrowheads 1" svg:viewBox="0 0 20 20" svg:d="M0 20l10-20 10 20z"/>
    <draw:marker draw:name="Arrowheads_20_4" draw:display-name="Arrowheads 4" svg:viewBox="0 0 1013 1130" svg:d="M1009 1050l-449-1008-22-30-29-12-34 12-21 26-449 1012-5 13v8l5 21 12 21 17 13 21 4h903l21-4 21-13 9-21 4-21v-8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17:10:29.860257957</meta:creation-date>
    <dc:date>2023-10-12T23:41:10.691168760</dc:date>
    <meta:editing-duration>PT3H35M5S</meta:editing-duration>
    <meta:editing-cycles>9</meta:editing-cycles>
    <meta:generator>LibreOffice/7.3.7.2$Linux_X86_64 LibreOffice_project/30$Build-2</meta:generator>
    <meta:document-statistic meta:table-count="0" meta:image-count="0" meta:object-count="0" meta:page-count="3" meta:paragraph-count="58" meta:word-count="832" meta:character-count="5224" meta:non-whitespace-character-count="4366"/>
  </office:meta>
</office:document-meta>
</file>